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cm" loext:contextual-spacing="false" fo:text-align="center" style:justify-single-word="false"/>
      <style:text-properties fo:font-size="10pt" fo:font-weight="bold" officeooo:rsid="0005656b" officeooo:paragraph-rsid="0005656b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officeooo:paragraph-rsid="00035dd4"/>
    </style:style>
    <style:style style:name="P3" style:family="paragraph" style:parent-style-name="Standard">
      <style:text-properties officeooo:paragraph-rsid="00035dd4"/>
    </style:style>
    <style:style style:name="P4" style:family="paragraph" style:parent-style-name="autor">
      <style:paragraph-properties fo:break-before="column"/>
    </style:style>
    <style:style style:name="P5" style:family="paragraph" style:parent-style-name="Standard" style:master-page-name="">
      <loext:graphic-properties draw:fill="none"/>
      <style:paragraph-properties fo:margin-left="1.401cm" fo:margin-right="0cm" fo:margin-top="0cm" fo:margin-bottom="1.199cm" loext:contextual-spacing="false" fo:line-height="150%" fo:text-indent="-1.401cm" style:auto-text-indent="false" style:page-number="auto" fo:background-color="transparent"/>
      <style:text-properties fo:font-size="13pt" style:font-size-asian="13pt" style:font-size-complex="13pt"/>
    </style:style>
    <style:style style:name="P6" style:family="paragraph" style:parent-style-name="Standard">
      <style:paragraph-properties fo:margin-top="0.3cm" fo:margin-bottom="0.499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.499cm" loext:contextual-spacing="false"/>
      <style:text-properties officeooo:paragraph-rsid="00035dd4"/>
    </style:style>
    <style:style style:name="P8" style:family="paragraph" style:parent-style-name="wypunktowanie" style:list-style-name="wypunktowanie"/>
    <style:style style:name="P9" style:family="paragraph" style:parent-style-name="wypunktowanie" style:list-style-name="wypunktowanie">
      <loext:graphic-properties draw:fill="none" draw:fill-color="#729fcf"/>
      <style:paragraph-properties fo:margin-left="0.3cm" fo:margin-right="0cm" fo:text-indent="-0.3cm" style:auto-text-indent="false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b6c9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emat:</text:span> Zadania poezji i role poety. Zinterpretuj i porównaj podane teksty Czesława Miłosza i Ernesta Brylla, uwzględniając wybrane konteksty literackie oraz ukształtowanie artystyczne obu tekstów.</text:p>
      <text:section text:style-name="Sect1" text:name="Sekcja1">
        <text:p text:style-name="autor">Czesław Miłosz (1911-2004)</text:p>
        <text:p text:style-name="tytul">Który skrzywdziłeś</text:p>
        <text:p text:style-name="Standard">Który skrzywdziłeś człowieka prostego</text:p>
        <text:p text:style-name="P2">Śmiechem nad krzywdą jego wybuchając,</text:p>
        <text:p text:style-name="P2">Gromadę błaznów koło siebie mając</text:p>
        <text:p text:style-name="P2">Na pomieszanie dobrego i złego,</text:p>
        <text:p text:style-name="P2">Choćby przed tobą wszyscy się skłonili</text:p>
        <text:p text:style-name="P2">Cnotę i mądrość tobie przypisując,</text:p>
        <text:p text:style-name="P2">Złote medale na twoją cześć kując,</text:p>
        <text:p text:style-name="P7">Radzi że jeszcze jeden dzień przeżyli,</text:p>
        <text:p text:style-name="P3">Nie bądź bezpieczny. Poeta pamięta</text:p>
        <text:p text:style-name="P3">Możesz go zabić - narodzi się nowy.</text:p>
        <text:p text:style-name="P7">Spisane będą czyny i rozmowy.</text:p>
        <text:p text:style-name="P3">Lepszy dla ciebie byłby świt zimowy</text:p>
        <text:p text:style-name="P7">I sznur i gałąź pod ciężarem zgięta.</text:p>
        <text:p text:style-name="kursywa2">Washington D.C., 1950 (Światło dzienne, 1953)</text:p>
        <text:p text:style-name="P4">Ernest Bryll (ur. 1935)</text:p>
        <text:p text:style-name="tytul">Ten, który…</text:p>
        <text:p text:style-name="P3">Ten, który skrzywdził człowieka prostego</text:p>
        <text:p text:style-name="P3">Wynajdzie rymopisów, co wszystko wymażą</text:p>
        <text:p text:style-name="P3">i historyka w dowodach zręcznego</text:p>
        <text:p text:style-name="P3">Który wyrzeźbi dzieje z tak dostojną twarzą</text:p>
        <text:p text:style-name="P3">Jak nigdy w dziejach nie bywało.</text:p>
        <text:p text:style-name="P3">Ten, który zbrodnię czynił - byle wszystko cało</text:p>
        <text:p text:style-name="P3">Znajdzie w ciemności wieków swoją sprawiedliwość</text:p>
        <text:p text:style-name="P7">Chociaż siał burze, słodkie zbierze ziarno.</text:p>
        <text:p text:style-name="P3">Takie jest doświadczenie. A my byśmy chcieli</text:p>
        <text:p text:style-name="P3">Aby się słowa poety lękano</text:p>
        <text:p text:style-name="P3">By imperatorowie w pomiętej pościeli</text:p>
        <text:p text:style-name="P7">Pocili się, myśleli - co o nich pisano</text:p>
        <text:p text:style-name="P3">Takie jest doświadczenie, które zawsze znano</text:p>
        <text:p text:style-name="P7">I zawsze przeciw głupi poeci lecieli.</text:p>
        <text:p text:style-name="kursywa2">Zwierzątko, 1975</text:p>
      </text:section>
      <text:p text:style-name="P6">I. Rozwinięcie tematu (22 pkt)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elanaglowek">Miłosz, <text:span text:style-name="T2">Który skrzywdziłeś</text:span></text:p>
          </table:table-cell>
          <table:table-cell table:style-name="Tabela1.B1" office:value-type="string">
            <text:p text:style-name="Tabelanaglowek">Bryll, <text:span text:style-name="T2">Ten, który…</text:span></text:p>
          </table:table-cell>
        </table:table-row>
        <table:table-row>
          <table:table-cell table:style-name="Tabela1.A2" table:number-columns-spanned="2" office:value-type="string">
            <text:p text:style-name="opispoziom2">Kreacja podmiotu lirycznego</text:p>
          </table:table-cell>
          <table:covered-table-cell/>
        </table:table-row>
        <table:table-row>
          <table:table-cell table:style-name="Tabela1.A7" office:value-type="string">
            <text:list xml:id="list3039784563" text:style-name="wypunktowanie">
              <text:list-item>
                <text:p text:style-name="P9">pewny własnej wartości roli poeta;</text:p>
              </text:list-item>
              <text:list-item>
                <text:p text:style-name="P8">obserwator i krytyk piętnujący zło;</text:p>
              </text:list-item>
              <text:list-item>
                <text:p text:style-name="P8">osoba zaangażowana;</text:p>
              </text:list-item>
            </text:list>
          </table:table-cell>
          <table:table-cell table:style-name="Tabela1.B7" office:value-type="string">
            <text:list xml:id="list205656705815826" text:continue-numbering="true" text:style-name="wypunktowanie">
              <text:list-item>
                <text:p text:style-name="P8">racjonalista odrzucający idealizowanie rzeczywistości;</text:p>
              </text:list-item>
              <text:list-item>
                <text:p text:style-name="P8">ironiczny, sarkastyczny krytyk;</text:p>
              </text:list-item>
              <text:list-item>
                <text:p text:style-name="P8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opispoziom2">Adresat liryczny</text:p>
          </table:table-cell>
          <table:covered-table-cell/>
        </table:table-row>
        <table:table-row>
          <table:table-cell table:style-name="Tabela1.A7" office:value-type="string">
            <text:list xml:id="list205655482729457" text:continue-numbering="true" text:style-name="wypunktowanie">
              <text:list-item>
                <text:p text:style-name="P8">człowiek lekceważący człowieka i normy moralne;</text:p>
              </text:list-item>
              <text:list-item>
                <text:p text:style-name="P8">tyran, zadufany w sobie, pyszny i dumny władca;</text:p>
              </text:list-item>
            </text:list>
          </table:table-cell>
          <table:table-cell table:style-name="Tabela1.B7" office:value-type="string">
            <text:list xml:id="list205656662853050" text:continue-numbering="true" text:style-name="wypunktowanie">
              <text:list-item>
                <text:p text:style-name="P8">retoryczne "my", czyli "wy" <text:span text:style-name="T3">–</text:span> podm. zdystansowany!</text:p>
              </text:list-item>
              <text:list-item>
                <text:p text:style-name="P8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opispoziom2">Władca i społeczeństwo</text:p>
          </table:table-cell>
          <table:covered-table-cell/>
        </table:table-row>
        <table:table-row>
          <table:table-cell table:style-name="Tabela1.A7" office:value-type="string">
            <text:list xml:id="list205657293454860" text:continue-numbering="true" text:style-name="wypunktowanie">
              <text:list-item>
                <text:p text:style-name="P8">spersonalizowany (2 os. lp.) - wzmocnienie groźby;</text:p>
              </text:list-item>
              <text:list-item>
                <text:p text:style-name="P8">strachem podporządkowuje sobie innych;</text:p>
              </text:list-item>
              <text:list-item>
                <text:p text:style-name="P8">poddańczo wychwalany i idealizowany;</text:p>
              </text:list-item>
            </text:list>
          </table:table-cell>
          <table:table-cell table:style-name="Tabela1.B7" office:value-type="string">
            <text:list xml:id="list205656691370236" text:continue-numbering="true" text:style-name="wypunktowanie">
              <text:list-item>
                <text:p text:style-name="P8">uprzedmiotowiony (3 os.) <text:span text:style-name="T3">–</text:span> niedosięgły; cyniczny i szyderczy manipulator; gardzi człowiekiem i prawdą;</text:p>
              </text:list-item>
              <text:list-item>
                <text:p text:style-name="P8">żąda poklasku, w praktyce triumfuje; 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ypunktowanie" style:family="paragraph" style:parent-style-name="Standard" style:list-style-name="wypunktowanie">
      <loext:graphic-properties draw:fill="none" draw:fill-color="#729fcf"/>
      <style:paragraph-properties fo:margin-left="0.4cm" fo:margin-right="0cm" fo:text-indent="-0.4cm" style:auto-text-indent="false" fo:background-color="transparent"/>
      <style:text-properties fo:font-size="10.5pt" style:font-size-asian="10.5pt" style:font-size-complex="10.5pt"/>
    </style:style>
    <style:style style:name="opispoziom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kursywa2" style:family="paragraph" style:parent-style-name="Standard">
      <style:paragraph-properties style:writing-mode="page"/>
      <style:text-properties fo:font-size="10pt" fo:font-style="italic" style:font-size-asian="10pt" style:font-style-asian="italic" style:font-size-complex="10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utor" style:family="paragraph" style:parent-style-name="Standard">
      <style:paragraph-properties fo:margin-top="0cm" fo:margin-bottom="0.199cm" loext:contextual-spacing="false"/>
      <style:text-properties fo:font-weight="bold" style:font-weight-asian="bold" style:font-weight-complex="bold"/>
    </style:style>
    <style:style style:name="tytul" style:family="paragraph" style:parent-style-name="Standard">
      <style:paragraph-properties fo:margin-top="0cm" fo:margin-bottom="0.3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abelanaglowek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ypunktowani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loext:contextual-spacing="false" fo:text-align="center" style:justify-single-word="false"/>
      <style:text-properties fo:font-size="10pt" fo:font-weight="bold" officeooo:rsid="0005656b" officeooo:paragraph-rsid="0005656b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olumny, sekcje i tabe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5:43.301235832</meta:creation-date>
    <dc:date>2017-11-05T20:56:43.640601918</dc:date>
    <meta:editing-duration>PT54M52S</meta:editing-duration>
    <meta:editing-cycles>11</meta:editing-cycles>
    <meta:generator>LibreOffice/5.4.2.2.0$Linux_X86_64 LibreOffice_project/40m0$Build-2</meta:generator>
    <meta:document-statistic meta:table-count="1" meta:image-count="0" meta:object-count="0" meta:page-count="1" meta:paragraph-count="56" meta:word-count="320" meta:character-count="2169" meta:non-whitespace-character-count="1917"/>
  </office:meta>
</office:document-meta>
</file>